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CE" svg:font-family="'Times New Roman CE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0pt" fo:language="fr" fo:country="FR" fo:font-style="italic" officeooo:rsid="0013a294" officeooo:paragraph-rsid="0013a294" style:font-size-asian="10pt" style:language-asian="fr" style:country-asian="FR" style:font-style-asian="italic" style:font-name-complex="Times New Roman1" style:font-size-complex="10pt" style:language-complex="ar" style:country-complex="SA" style:font-style-complex="italic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style:font-name="Times New Roman" officeooo:paragraph-rsid="001678c7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000000" style:font-name="Times New Roman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color="#000000" style:font-name="Arial" fo:font-size="8pt" style:font-size-asian="8pt" style:font-name-complex="Arial1" style:font-size-complex="8pt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000000" style:font-name="Arial" fo:font-size="8pt" fo:font-style="italic" style:font-size-asian="8pt" style:font-style-asian="italic" style:font-name-complex="Arial1" style:font-size-complex="8pt" style:font-style-complex="italic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color="#000000" style:font-name="Arial" style:font-name-complex="Arial1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Arial" style:font-name-complex="Arial1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000000" style:font-name="Arial" fo:font-size="10pt" style:font-size-asian="10pt" style:font-name-complex="Arial1" style:font-size-complex="10pt"/>
    </style:style>
    <style:style style:name="P9" style:family="paragraph" style:parent-style-name="Standard">
      <style:paragraph-properties fo:margin-left="0cm" fo:margin-right="0cm" fo:line-height="200%" fo:text-align="justify" style:justify-single-word="false" fo:text-indent="0cm" style:auto-text-indent="false" style:writing-mode="lr-tb"/>
      <style:text-properties fo:color="#000000" style:font-name="Arial" fo:font-size="10pt" style:font-size-asian="10pt" style:font-name-complex="Arial1" style:font-size-complex="10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000000" style:font-name="Arial" fo:font-size="10pt" officeooo:rsid="001678c7" officeooo:paragraph-rsid="001678c7" style:font-size-asian="10pt" style:font-name-complex="Arial1" style:font-size-complex="10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000000"/>
    </style:style>
    <style:style style:name="P12" style:family="paragraph" style:parent-style-name="Standard">
      <style:paragraph-properties fo:margin-left="0cm" fo:margin-right="0cm" fo:line-height="130%" fo:text-align="justify" style:justify-single-word="false" fo:text-indent="0cm" style:auto-text-indent="false" fo:padding-left="0cm" fo:padding-right="0cm" fo:padding-top="0cm" fo:padding-bottom="0.247cm" fo:border-left="none" fo:border-right="none" fo:border-top="none" fo:border-bottom="0.26pt solid #999999" style:writing-mode="lr-tb"/>
      <style:text-properties fo:color="#000000" style:font-name="Arial" fo:font-size="10pt" style:font-size-asian="10pt" style:font-name-complex="Arial1" style:font-size-complex="10pt"/>
    </style:style>
    <style:style style:name="P13" style:family="paragraph" style:parent-style-name="Standard">
      <style:paragraph-properties fo:margin-left="0cm" fo:margin-right="0cm" fo:line-height="130%" fo:text-align="justify" style:justify-single-word="false" fo:text-indent="0cm" style:auto-text-indent="false" fo:padding-left="0cm" fo:padding-right="0cm" fo:padding-top="0cm" fo:padding-bottom="0.247cm" fo:border-left="none" fo:border-right="none" fo:border-top="none" fo:border-bottom="0.26pt solid #999999" style:writing-mode="lr-tb"/>
      <style:text-properties fo:color="#000000" style:font-name="Arial" fo:font-size="10pt" officeooo:paragraph-rsid="0014f3cd" style:font-size-asian="10pt" style:font-name-complex="Arial1" style:font-size-complex="10pt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fo:padding-left="0cm" fo:padding-right="0cm" fo:padding-top="0cm" fo:padding-bottom="0.247cm" fo:border-left="none" fo:border-right="none" fo:border-top="none" fo:border-bottom="0.26pt solid #999999" style:writing-mode="lr-tb"/>
      <style:text-properties fo:color="#000000" style:font-name="Arial" fo:font-size="10pt" style:font-size-asian="10pt" style:font-name-complex="Arial1" style:font-size-complex="10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 fo:padding-left="0cm" fo:padding-right="0cm" fo:padding-top="0cm" fo:padding-bottom="0.247cm" fo:border-left="none" fo:border-right="none" fo:border-top="none" fo:border-bottom="0.26pt solid #999999" style:writing-mode="lr-tb"/>
      <style:text-properties fo:color="#000000" style:font-name="Arial" fo:font-size="10pt" style:font-size-asian="10pt" style:font-name-complex="Arial1" style:font-size-complex="10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fo:padding-left="0cm" fo:padding-right="0cm" fo:padding-top="0cm" fo:padding-bottom="0.247cm" fo:border-left="none" fo:border-right="none" fo:border-top="none" fo:border-bottom="0.26pt solid #999999" style:writing-mode="lr-tb"/>
      <style:text-properties fo:color="#000000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 fo:break-before="page" fo:padding-left="0cm" fo:padding-right="0cm" fo:padding-top="0cm" fo:padding-bottom="0.247cm" fo:border-left="none" fo:border-right="none" fo:border-top="none" fo:border-bottom="0.26pt solid #999999" style:writing-mode="lr-tb"/>
      <style:text-properties fo:color="#000000"/>
    </style:style>
    <style:style style:name="P18" style:family="paragraph" style:parent-style-name="Standard">
      <style:text-properties officeooo:paragraph-rsid="001d6d22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000000" style:font-name="Times New Roman" officeooo:paragraph-rsid="001d6d22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000000" style:font-name="Arial" fo:font-size="10pt" officeooo:rsid="001678c7" officeooo:paragraph-rsid="001678c7" style:font-size-asian="10pt" style:font-name-complex="Arial1" style:font-size-complex="10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000000" style:font-name="Arial" fo:font-size="10pt" officeooo:rsid="001678c7" officeooo:paragraph-rsid="001d6d22" style:font-size-asian="10pt" style:font-name-complex="Arial1" style:font-size-complex="10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000000" style:font-name="Arial" fo:font-size="10pt" officeooo:paragraph-rsid="001d6d22" style:font-size-asian="10pt" style:font-name-complex="Arial1" style:font-size-complex="10pt"/>
    </style:style>
    <style:style style:name="P23" style:family="paragraph" style:parent-style-name="Standard">
      <style:paragraph-properties fo:margin-left="0cm" fo:margin-right="0cm" fo:line-height="200%" fo:text-align="justify" style:justify-single-word="false" fo:text-indent="0cm" style:auto-text-indent="false" style:writing-mode="lr-tb"/>
      <style:text-properties fo:color="#000000" style:font-name="Arial" fo:font-size="10pt" officeooo:paragraph-rsid="001d6d22" style:font-size-asian="10pt" style:font-name-complex="Arial1" style:font-size-complex="10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000000" style:font-name="Arial" fo:font-size="10pt" officeooo:rsid="001ca976" officeooo:paragraph-rsid="001d6d22" style:font-size-asian="10pt" style:font-name-complex="Arial1" style:font-size-complex="10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color="#000000" style:font-name="Arial" fo:font-size="8pt" officeooo:paragraph-rsid="001d6d22" style:font-size-asian="8pt" style:font-name-complex="Arial1" style:font-size-complex="8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000000" style:font-name="Arial" fo:font-size="8pt" fo:font-style="italic" officeooo:paragraph-rsid="001d6d22" style:font-size-asian="8pt" style:font-style-asian="italic" style:font-name-complex="Arial1" style:font-size-complex="8pt" style:font-style-complex="italic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color="#000000" style:font-name="Arial" officeooo:paragraph-rsid="001d6d22" style:font-name-complex="Arial1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Arial" officeooo:paragraph-rsid="001d6d22" style:font-name-complex="Arial1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000000" officeooo:paragraph-rsid="001d6d22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 fo:padding-left="0cm" fo:padding-right="0cm" fo:padding-top="0cm" fo:padding-bottom="0.247cm" fo:border-left="none" fo:border-right="none" fo:border-top="none" fo:border-bottom="0.26pt solid #999999" style:writing-mode="lr-tb"/>
      <style:text-properties fo:color="#000000" style:font-name="Arial" fo:font-size="10pt" fo:font-weight="bold" style:font-size-asian="10pt" style:font-weight-asian="bold" style:font-name-complex="Arial1" style:font-size-complex="10pt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fo:padding-left="0cm" fo:padding-right="0cm" fo:padding-top="0cm" fo:padding-bottom="0.247cm" fo:border-left="none" fo:border-right="none" fo:border-top="none" fo:border-bottom="0.26pt solid #999999" style:writing-mode="lr-tb"/>
      <style:text-properties fo:color="#000000" style:font-name="Arial" fo:font-size="10pt" fo:font-weight="bold" officeooo:paragraph-rsid="001d6d22" style:font-size-asian="10pt" style:font-weight-asian="bold" style:font-name-complex="Arial1" style:font-size-complex="10pt" style:font-weight-complex="bold"/>
    </style:style>
    <style:style style:name="P32" style:family="paragraph" style:parent-style-name="Standard">
      <style:paragraph-properties fo:margin-left="0cm" fo:margin-right="0cm" fo:line-height="130%" fo:text-align="justify" style:justify-single-word="false" fo:text-indent="0cm" style:auto-text-indent="false" fo:padding-left="0cm" fo:padding-right="0cm" fo:padding-top="0cm" fo:padding-bottom="0.247cm" fo:border-left="none" fo:border-right="none" fo:border-top="none" fo:border-bottom="0.26pt solid #999999" style:writing-mode="lr-tb"/>
      <style:text-properties fo:color="#000000" style:font-name="Arial" fo:font-size="10pt" officeooo:paragraph-rsid="001d6d22" style:font-size-asian="10pt" style:font-name-complex="Arial1" style:font-size-complex="10pt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 fo:padding-left="0cm" fo:padding-right="0cm" fo:padding-top="0cm" fo:padding-bottom="0.247cm" fo:border-left="none" fo:border-right="none" fo:border-top="none" fo:border-bottom="0.26pt solid #999999" style:writing-mode="lr-tb"/>
      <style:text-properties fo:color="#000000" style:font-name="Arial" fo:font-size="10pt" officeooo:paragraph-rsid="001d6d22" style:font-size-asian="10pt" style:font-name-complex="Arial1" style:font-size-complex="10pt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0cm" style:auto-text-indent="false" fo:padding-left="0cm" fo:padding-right="0cm" fo:padding-top="0cm" fo:padding-bottom="0.247cm" fo:border-left="none" fo:border-right="none" fo:border-top="none" fo:border-bottom="0.26pt solid #999999" style:writing-mode="lr-tb"/>
      <style:text-properties fo:color="#000000" style:font-name="Arial" fo:font-size="10pt" officeooo:paragraph-rsid="001d6d22" style:font-size-asian="10pt" style:font-name-complex="Arial1" style:font-size-complex="10pt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 fo:padding-left="0cm" fo:padding-right="0cm" fo:padding-top="0cm" fo:padding-bottom="0.247cm" fo:border-left="none" fo:border-right="none" fo:border-top="none" fo:border-bottom="0.26pt solid #999999" style:writing-mode="lr-tb"/>
      <style:text-properties fo:color="#000000" officeooo:paragraph-rsid="001d6d22"/>
    </style:style>
    <style:style style:name="P36" style:family="paragraph" style:parent-style-name="Standard" style:master-page-name="Standard">
      <style:paragraph-properties fo:margin-left="0cm" fo:margin-right="0cm" fo:line-height="120%" fo:text-align="center" style:justify-single-word="false" fo:text-indent="0cm" style:auto-text-indent="false" style:page-number="auto" style:writing-mode="lr-tb"/>
      <style:text-properties fo:color="#000000" style:font-name="Arial" fo:font-size="16pt" officeooo:rsid="001ca976" officeooo:paragraph-rsid="001d6d22" style:font-size-asian="16pt" style:font-name-complex="Arial1" style:font-size-complex="16pt"/>
    </style:style>
    <style:style style:name="P37" style:family="paragraph" style:parent-style-name="Standard" style:list-style-name="L1">
      <style:paragraph-properties fo:line-height="150%" fo:text-align="justify" style:justify-single-word="false" style:writing-mode="lr-tb"/>
      <style:text-properties fo:color="#000000" style:font-name="Arial" fo:font-size="10pt" officeooo:rsid="001ca976" officeooo:paragraph-rsid="001d6d22" style:font-size-asian="10pt" style:font-name-complex="Arial1" style:font-size-complex="10pt"/>
    </style:style>
    <style:style style:name="P38" style:family="paragraph" style:parent-style-name="Standard">
      <style:paragraph-properties fo:line-height="150%" fo:text-align="justify" style:justify-single-word="false" style:writing-mode="lr-tb"/>
      <style:text-properties fo:color="#000000" style:font-name="Arial" fo:font-size="10pt" officeooo:rsid="001ca976" officeooo:paragraph-rsid="001d6d22" style:font-size-asian="10pt" style:font-name-complex="Arial1" style:font-size-complex="10pt"/>
    </style:style>
    <style:style style:name="P39" style:family="paragraph" style:parent-style-name="Standard" style:list-style-name="L1">
      <style:paragraph-properties fo:line-height="150%" fo:text-align="justify" style:justify-single-word="false" style:writing-mode="lr-tb"/>
      <style:text-properties fo:color="#000000" style:font-name="Arial" fo:font-size="10pt" officeooo:paragraph-rsid="001d6d22" style:font-size-asian="10pt" style:font-name-complex="Arial1" style:font-size-complex="10pt"/>
    </style:style>
    <style:style style:name="P40" style:family="paragraph" style:parent-style-name="Standard" style:list-style-name="L1">
      <style:paragraph-properties fo:line-height="150%" fo:text-align="justify" style:justify-single-word="false" style:writing-mode="lr-tb"/>
      <style:text-properties fo:color="#000000" style:font-name="Arial" fo:font-size="10pt" officeooo:rsid="001f2646" officeooo:paragraph-rsid="001f2646" style:font-size-asian="10pt" style:font-name-complex="Arial1" style:font-size-complex="10pt"/>
    </style:style>
    <style:style style:name="P41" style:family="paragraph" style:parent-style-name="Standard">
      <style:paragraph-properties fo:line-height="150%" fo:text-align="justify" style:justify-single-word="false" style:writing-mode="lr-tb"/>
      <style:text-properties fo:color="#000000" officeooo:paragraph-rsid="001d6d22"/>
    </style:style>
    <style:style style:name="P42" style:family="paragraph" style:parent-style-name="Standard">
      <style:paragraph-properties fo:line-height="150%" fo:text-align="justify" style:justify-single-word="false" style:writing-mode="lr-tb"/>
      <style:text-properties fo:color="#000000" officeooo:paragraph-rsid="001ebe4e"/>
    </style:style>
    <style:style style:name="P43" style:family="paragraph" style:parent-style-name="Text_20_body">
      <style:paragraph-properties fo:margin-left="0cm" fo:margin-right="0cm" fo:line-height="120%" fo:text-align="center" style:justify-single-word="false" fo:text-indent="0cm" style:auto-text-indent="false" style:writing-mode="lr-tb"/>
      <style:text-properties officeooo:paragraph-rsid="001d6d22"/>
    </style:style>
    <style:style style:name="P44" style:family="paragraph" style:parent-style-name="Text_20_body">
      <style:text-properties officeooo:paragraph-rsid="001d6d22"/>
    </style:style>
    <style:style style:name="T1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2" style:family="text">
      <style:text-properties style:font-name="Arial" fo:font-size="10pt" fo:font-weight="bold" officeooo:rsid="001ca976" style:font-size-asian="10pt" style:font-weight-asian="bold" style:font-name-complex="Arial1" style:font-size-complex="10pt" style:font-weight-complex="bold"/>
    </style:style>
    <style:style style:name="T3" style:family="text">
      <style:text-properties style:font-name="Arial" fo:font-size="10pt" style:font-size-asian="10pt" style:font-name-complex="Arial1" style:font-size-complex="10pt"/>
    </style:style>
    <style:style style:name="T4" style:family="text">
      <style:text-properties style:font-name="Arial" fo:font-size="10pt" officeooo:rsid="001ca976" style:font-size-asian="10pt" style:font-name-complex="Arial1" style:font-size-complex="10pt"/>
    </style:style>
    <style:style style:name="T5" style:family="text">
      <style:text-properties style:font-name="Arial" fo:font-size="10pt" officeooo:rsid="001e6ad4" style:font-size-asian="10pt" style:font-name-complex="Arial1" style:font-size-complex="10pt"/>
    </style:style>
    <style:style style:name="T6" style:family="text">
      <style:text-properties officeooo:rsid="0014f3cd"/>
    </style:style>
    <style:style style:name="T7" style:family="text">
      <style:text-properties officeooo:rsid="001ca976"/>
    </style:style>
    <style:style style:name="T8" style:family="text">
      <style:text-properties officeooo:rsid="001d6d22"/>
    </style:style>
    <style:style style:name="T9" style:family="text">
      <style:text-properties officeooo:rsid="001f2646"/>
    </style:style>
    <style:style style:name="T10" style:family="text">
      <style:text-properties officeooo:rsid="0020ca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Inauguration <text:span text:style-name="T8">rouge</text:span></text:p>
      <text:p text:style-name="P25">____________________</text:p>
      <text:p text:style-name="P27"/>
      <text:p text:style-name="P28"/>
      <text:p text:style-name="P32">Nom de l’organisation  : <text:span text:style-name="T6">SerialCoderz<text:tab/></text:span></text:p>
      <text:p text:style-name="P32">Marque : <text:span text:style-name="T6">SerialCoderz</text:span></text:p>
      <text:p text:style-name="P32">Nom et prénom du responsable : <text:span text:style-name="T6">Lorem Ipsum</text:span></text:p>
      <text:p text:style-name="P32">Fonction : <text:span text:style-name="T6">Architecte</text:span></text:p>
      <text:p text:style-name="P32">Service : <text:span text:style-name="T6">IT</text:span></text:p>
      <text:p text:style-name="P32">Tél : <text:span text:style-name="T6">00 00 00 00 00</text:span><text:tab/><text:tab/>E-mail : <text:span text:style-name="T6">email@mail.com</text:span><text:tab/>Site Web : <text:span text:style-name="T6">serialcoderz.nepsod.fr</text:span></text:p>
      <text:p text:style-name="P32">Adresse : <text:span text:style-name="T6">4 rue Denave</text:span></text:p>
      <text:p text:style-name="P33">Code postal : <text:span text:style-name="T6">00000</text:span><text:tab/><text:tab/><text:tab/>Ville : <text:tab/><text:span text:style-name="T6">Tarare</text:span><text:tab/><text:tab/><text:tab/>Pays : <text:span text:style-name="T6">France</text:span></text:p>
      <text:p text:style-name="P34"/>
      <text:p text:style-name="P33"/>
      <text:p text:style-name="P35"><text:span text:style-name="T1">IDENTITÉ</text:span><text:span text:style-name="T3"> DU PROJET</text:span></text:p>
      <text:p text:style-name="P22"/>
      <text:p text:style-name="P29"><text:span text:style-name="T1">1. </text:span><text:span text:style-name="T3">Nom du projet : Journée Marathon</text:span></text:p>
      <text:p text:style-name="P22"/>
      <text:p text:style-name="P29"><text:span text:style-name="T1">2. </text:span><text:span text:style-name="T3">Marque : Serial Coderz</text:span></text:p>
      <text:p text:style-name="P22"/>
      <text:p text:style-name="P29"><text:span text:style-name="T1">3. </text:span><text:span text:style-name="T3">Type de projet (TV, presse, radio, affichage, Internet, e-commerce, bannière, etc.) : Internet principalement</text:span></text:p>
      <text:p text:style-name="P22"/>
      <text:p text:style-name="P29"><text:span text:style-name="T1">4. </text:span><text:span text:style-name="T3">Travail demandé à l’agence : Création de site web et autres médias</text:span></text:p>
      <text:p text:style-name="P22"/>
      <text:p text:style-name="P29"><text:span text:style-name="T1">5. </text:span><text:span text:style-name="T3">Echéance du projet : Vendredi, 6 octobre 17hrs.</text:span></text:p>
      <text:p text:style-name="P23"/>
      <text:p text:style-name="P35"><text:span text:style-name="T1">CONTEXTE</text:span><text:span text:style-name="T3"> DU PROJET</text:span></text:p>
      <text:p text:style-name="P22"/>
      <text:p text:style-name="P21">Groupe d’étudiant hyper motivés désirant acquérir de solide connaissances et expériences du développement web. <text:s text:c="2"/>Que ce soit en développement pure ou les technologies annexes.</text:p>
      <text:p text:style-name="P22"/>
      <text:p text:style-name="P35"><text:span text:style-name="T1">OBJECTIFS</text:span><text:span text:style-name="T3"> DU PROJET</text:span></text:p>
      <text:p text:style-name="P24">Le 27 octobre suivant aura lieu l’inauguration de l’école de Tarare, vous êtes tous conviés à cet évènement. <text:s/>Mais afin de confirmer les abonnements, une page de confirmation doit être mise en place sur l’espace d’hébergement désigné par <text:a xlink:type="simple" xlink:href="http://inauguration.nepsod.fr/" text:style-name="Internet_20_link" text:visited-style-name="Visited_20_Internet_20_Link">http://inauguration.nepsod.fr</text:a></text:p>
      <text:list xml:id="list1384894278" text:style-name="L1">
        <text:list-item>
          <text:p text:style-name="P37">Projet Onepage contenant un formulaire de confirmation avec les champs suivants</text:p>
          <text:list>
            <text:list-item>
              <text:p text:style-name="P40">Identit<text:span text:style-name="T10">é</text:span></text:p>
            </text:list-item>
            <text:list-item>
              <text:p text:style-name="P37">Email</text:p>
            </text:list-item>
            <text:list-item>
              <text:p text:style-name="P39"><text:soft-page-break/><text:span text:style-name="T7">Présent / Non Présent</text:span></text:p>
            </text:list-item>
          </text:list>
        </text:list-item>
        <text:list-item>
          <text:p text:style-name="P37">Le thème et les couleurs de cette page sont à votre discrétion</text:p>
        </text:list-item>
        <text:list-item>
          <text:p text:style-name="P37">L’envoi des confirmation se fait par « mail » à votre adresse mail pour fin de test, l’adresse finale sera : « p.dumas@nepsod.com »</text:p>
        </text:list-item>
        <text:list-item>
          <text:p text:style-name="P37">Le nom de votre page sera invitation_<text:span text:style-name="T8">rouge</text:span>.html</text:p>
        </text:list-item>
      </text:list>
      <text:p text:style-name="P38"/>
      <text:p text:style-name="P38">IMPORTANT</text:p>
      <text:p text:style-name="P42"><text:span text:style-name="T4">Une deuxième équipe effectue le même projet que vous. <text:s/>Il sera donc requis lorsque l’utilisateur visite la page que ce soit une page, ou l’autre qui soit affiché. <text:s text:c="2"/></text:span><text:span text:style-name="T5">Une troisième équipe gère ce cas.</text:span></text:p>
      <text:p text:style-name="P41"><text:span text:style-name="T2"/></text:p>
      <text:p text:style-name="P35"><text:span text:style-name="T1">CIBLES DE COMMUNICATION</text:span></text:p>
      <text:p text:style-name="P22"><text:span text:style-name="T3"/></text:p>
      <text:p text:style-name="P21">Les cibles de communications de ces projets sont les suivants : </text:p>
      <text:p text:style-name="P21">- Entreprise recherchant des profils juniors en développement</text:p>
      <text:p text:style-name="P21">- Nos collègues de formation</text:p>
      <text:p text:style-name="P21">- Les différents centres de formation du groupe afin de partager nos connaissances.</text:p>
      <text:p text:style-name="P19"/>
      <text:p text:style-name="P35"><text:span text:style-name="T1">OBJECTIFS DE COMPORTEMENT </text:span><text:span text:style-name="T3"><text:s/>DE</text:span><text:span text:style-name="T1"> </text:span><text:span text:style-name="T3">LA CIBLE</text:span></text:p>
      <text:p text:style-name="P22"/>
      <text:p text:style-name="P19">Il sera requis que nos différents projets comporte les trois pilliers principaux du développement et que ces différentes ressources soient facile d’accès.</text:p>
      <text:p text:style-name="P31"/>
      <text:p text:style-name="P35"><text:span text:style-name="T1">PERSONNALITÉ </text:span><text:span text:style-name="T3"><text:s/>DE MARQUE</text:span></text:p>
      <text:p text:style-name="P22"/>
      <text:p text:style-name="P18">Notre promo, même si elle est l’une des premières promos sur Tarare resteras dans les annales comme étant l’une des plus performantes d’ACS. <text:s/>C’est l’image que nous désirons transmettres à nos futurs employeurs.</text:p>
      <text:p text:style-name="P19"/>
      <text:p text:style-name="P35"><text:span text:style-name="T1">TON DE LA COMMUNICATION </text:span><text:span text:style-name="T3"><text:s/>ATTENDUE</text:span></text:p>
      <text:p text:style-name="P26"/>
      <text:p text:style-name="P44">Nos différents documents étant dédiés à un environnement professionnel seront écrits avec professionnalismes, cependant un peu d’humour sera toutefois acceptés. <text:tab/></text:p>
      <text:p text:style-name="P44"/>
      <text:p text:style-name="P43">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CE" svg:font-family="'Times New Roman C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Tahoma" style:font-size-complex="12pt" style:language-complex="ar" style:country-complex="DZ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Tahoma" style:font-size-complex="12pt" style:language-complex="ar" style:country-complex="DZ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2" fo:widows="2" fo:text-indent="0cm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Times New Roman CE" style:font-family-asian="'Times New Roman CE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en" fo:country="GB" style:font-name-asian="Times New Roman CE" style:font-family-asian="'Times New Roman CE'" style:font-family-generic-asian="system" style:font-pitch-asian="variable" style:font-size-asian="10pt" style:language-asian="en" style:country-asian="GB" style:font-name-complex="Times New Roman1" style:font-family-complex="'Times New Roman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0pt" fo:language="fr" fo:country="FR" fo:font-style="italic" officeooo:rsid="0013a294" officeooo:paragraph-rsid="0013a294" style:font-size-asian="10pt" style:language-asian="fr" style:country-asian="FR" style:font-style-asian="italic" style:font-name-complex="Times New Roman1" style:font-size-complex="10pt" style:language-complex="ar" style:country-complex="SA" style:font-style-complex="italic"/>
    </style:style>
    <style:style style:name="MP2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style:font-name="Times New Roman" officeooo:paragraph-rsid="001678c7"/>
    </style:style>
    <style:page-layout style:name="Mpm1">
      <style:page-layout-properties fo:page-width="21.001cm" fo:page-height="29.7cm" style:num-format="1" style:print-orientation="portrait" fo:margin-top="1.249cm" fo:margin-bottom="1.501cm" fo:margin-left="2.499cm" fo:margin-right="2.499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Xx Serial Coderz xX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E DE BRIEF AGENCE</dc:title>
    <dc:subject>Modèle de brief agence pour exposer les projets de communication</dc:subject>
    <meta:initial-creator>BRANDON WORLDWIDE</meta:initial-creator>
    <meta:keyword>Brief</meta:keyword>
    <meta:keyword>agence</meta:keyword>
    <meta:keyword>communication</meta:keyword>
    <meta:creation-date>2010-10-19T22:44:00</meta:creation-date>
    <dc:date>2017-10-05T11:18:34.393000000</dc:date>
    <meta:editing-cycles>10</meta:editing-cycles>
    <meta:editing-duration>PT1H19M6S</meta:editing-duration>
    <meta:generator>LibreOffice/5.3.5.2$Windows_x86 LibreOffice_project/50d9bf2b0a79cdb85a3814b592608037a682059d</meta:generator>
    <meta:document-statistic meta:table-count="0" meta:image-count="0" meta:object-count="0" meta:page-count="2" meta:paragraph-count="42" meta:word-count="411" meta:character-count="2610" meta:non-whitespace-character-count="2227"/>
    <meta:user-defined meta:name="Company">BRANDON WORLDWIDE</meta:user-defined>
    <meta:user-defined meta:name="Operator">R.Falter</meta:user-defined>
  </office:meta>
</office:document-meta>
</file>